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time" office:time-value="PT00H12M43S" calcext:value-type="time">
            <text:p>12:12:43 A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time" office:time-value="PT00H28M44S" calcext:value-type="time">
            <text:p>12:28:44 AM</text:p>
          </table:table-cell>
          <table:table-cell table:style-name="ce2" table:formula="of:=[.B3]-[.B2]" office:value-type="time" office:time-value="PT00H16M01S" calcext:value-type="time">
            <text:p>00:16:01</text:p>
          </table:table-cell>
          <table:table-cell table:style-name="ce1" office:value-type="time" office:time-value="PT20H00M00S" calcext:value-type="time">
            <text:p>08:00:00 P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[.D3]+[.C3]*2" office:value-type="time" office:time-value="PT20H32M02S" calcext:value-type="time">
            <text:p>08:32:02 PM</text:p>
          </table:table-cell>
          <table:table-cell table:style-name="ce1" office:value-type="time" office:time-value="PT00H00M00S" calcext:value-type="time">
            <text:p>12:00:00 A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formula="of:=[.E4]-[.D4]" office:value-type="time" office:time-value="-PT20H32M02S" calcext:value-type="time">
            <text:p>03:27:58 AM</text:p>
          </table:table-cell>
          <table:table-cell table:formula="of:=3*60+28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3" table:formula="of:=SUM([.I9:.I17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table:formula="of:=60*4" office:value-type="float" office:value="240" calcext:value-type="float">
            <text:p>240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J8]+[.I9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table:formula="of:=[.G9]/16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9]+[.I10]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office:value-type="float" office:value="-35" calcext:value-type="float">
            <text:p>-35</text:p>
          </table:table-cell>
          <table:table-cell table:formula="of:=[.J10]+[.I11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J11]+[.I12]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-5" calcext:value-type="float">
            <text:p>-5</text:p>
          </table:table-cell>
          <table:table-cell table:formula="of:=[.J12]+[.I13]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[.J13]+[.I14]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-20" calcext:value-type="float">
            <text:p>-20</text:p>
          </table:table-cell>
          <table:table-cell table:formula="of:=[.J14]+[.I15]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J15]+[.I16]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19:09:39.210173038</meta:creation-date>
    <dc:date>2019-12-15T19:38:29.502602194</dc:date>
    <meta:editing-duration>PT7M39S</meta:editing-duration>
    <meta:editing-cycles>3</meta:editing-cycles>
    <meta:generator>LibreOffice/6.3.3.2$Linux_X86_64 LibreOffice_project/30$Build-2</meta:generator>
    <meta:document-statistic meta:table-count="1" meta:cell-count="28" meta:object-count="0"/>
  </office:meta>
</office:document-meta>
</file>